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3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 draw:shadow="hidden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00cc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5" style:family="graphic" style:parent-style-name="standard">
      <style:graphic-properties svg:stroke-width="0.076cm" svg:stroke-color="#000000" draw:marker-start-width="0.313cm" draw:marker-end-width="0.313cm" draw:fill="none" draw:fill-color="#ff3333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36cm" fo:min-width="0cm" fo:padding-top="0.162cm" fo:padding-bottom="0.162cm" fo:padding-left="0.287cm" fo:padding-right="0.287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ffff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09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1.123cm" fo:min-width="1.508cm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svg:stroke-width="0.025cm" svg:stroke-color="#000000" draw:marker-start-width="0.237cm" draw:marker-end-width="0.237cm" draw:fill="solid" draw:fill-color="#33ff99" draw:textarea-horizontal-align="justify" draw:textarea-vertical-align="middle" draw:auto-grow-height="false" fo:min-height="1.123cm" fo:min-width="1.508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18cm"/>
    </style:style>
    <style:style style:name="gr16" style:family="graphic" style:parent-style-name="standard">
      <style:graphic-properties svg:stroke-width="0.025cm" svg:stroke-color="#000000" draw:marker-start-width="0.237cm" draw:marker-end-width="0.237cm" draw:fill="solid" draw:fill-color="#9999ff" draw:textarea-horizontal-align="justify" draw:textarea-vertical-align="middle" draw:auto-grow-height="false" fo:min-height="1.123cm" fo:min-width="1.508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883cm"/>
    </style:style>
    <style:style style:name="gr18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1.123cm" fo:min-width="1.508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37cm" draw:marker-end-width="0.237cm" draw:fill="solid" draw:fill-color="#ffff00" draw:textarea-horizontal-align="justify" draw:textarea-vertical-align="middle" draw:auto-grow-height="false" fo:min-height="1.123cm" fo:min-width="1.508cm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1.123cm" fo:min-width="3.54cm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6cm"/>
    </style:style>
    <style:style style:name="gr22" style:family="graphic" style:parent-style-name="standard">
      <style:graphic-properties svg:stroke-width="0.025cm" svg:stroke-color="#000000" draw:marker-start-width="0.237cm" draw:marker-end-width="0.237cm" draw:fill="solid" draw:fill-color="#ffff00" draw:textarea-horizontal-align="justify" draw:textarea-vertical-align="middle" draw:auto-grow-height="false" fo:min-height="1.123cm" fo:min-width="3.54cm" fo:padding-top="0.137cm" fo:padding-bottom="0.137cm" fo:padding-left="0.262cm" fo:padding-right="0.262cm"/>
    </style:style>
    <style:style style:name="gr2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1.123cm" fo:min-width="3.54cm" fo:padding-top="0.137cm" fo:padding-bottom="0.137cm" fo:padding-left="0.262cm" fo:padding-right="0.262cm"/>
    </style:style>
    <style:style style:name="gr24" style:family="graphic" style:parent-style-name="standard">
      <style:graphic-properties svg:stroke-width="0.051cm" svg:stroke-color="#ffffff" draw:marker-start-width="0.276cm" draw:marker-end-width="0.276cm" draw:fill="none" draw:fill-color="#808080" draw:textarea-horizontal-align="justify" draw:textarea-vertical-align="middle" draw:auto-grow-height="false" fo:min-height="0.175cm" fo:min-width="0cm" fo:padding-top="0.15cm" fo:padding-bottom="0.15cm" fo:padding-left="0.275cm" fo:padding-right="0.275cm" draw:shadow="hidden"/>
    </style:style>
    <style:style style:name="gr25" style:family="graphic" style:parent-style-name="standard">
      <style:graphic-properties svg:stroke-width="0.051cm" svg:stroke-color="#ffffff" draw:marker-start-width="0.276cm" draw:marker-end-width="0.276cm" draw:fill="solid" draw:fill-color="#ffff00" draw:textarea-horizontal-align="justify" draw:textarea-vertical-align="middle" draw:auto-grow-height="false" fo:min-height="0.175cm" fo:min-width="0cm" fo:padding-top="0.15cm" fo:padding-bottom="0.15cm" fo:padding-left="0.275cm" fo:padding-right="0.275cm" draw:shadow="hidden"/>
    </style:style>
    <style:style style:name="gr26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min-height="0.175cm" fo:min-width="0cm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715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7.09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1.287cm" svg:x2="7.731cm" svg:y2="10.779cm">
          <text:p/>
        </draw:line>
        <draw:custom-shape draw:style-name="gr4" draw:text-style-name="P1" draw:layer="layout" svg:width="1.27cm" svg:height="1.27cm" svg:x="6.84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7.22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096cm" svg:y1="14.843cm" svg:x2="7.858cm" svg:y2="14.335cm">
          <text:p/>
        </draw:line>
        <draw:custom-shape draw:style-name="gr6" draw:text-style-name="P1" draw:layer="layout" svg:width="1.27cm" svg:height="1.27cm" svg:x="6.715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7.09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3.065cm" svg:x2="7.731cm" svg:y2="12.557cm">
          <text:p/>
        </draw:line>
        <draw:custom-shape draw:style-name="gr1" draw:text-style-name="P1" draw:layer="layout" svg:width="1.27cm" svg:height="1.27cm" svg:x="11.414cm" svg:y="10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9cm" svg:y="10.271cm">
          <draw:text-box>
            <text:p><text:span text:style-name="T1">S</text:span></text:p>
          </draw:text-box>
        </draw:frame>
        <draw:custom-shape draw:style-name="gr6" draw:text-style-name="P1" draw:layer="layout" svg:width="1.27cm" svg:height="1.27cm" svg:x="11.412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7cm" svg:y="12.075cm">
          <draw:text-box>
            <text:p><text:span text:style-name="T1">S</text:span></text:p>
          </draw:text-box>
        </draw:frame>
        <draw:custom-shape draw:style-name="gr9" draw:text-style-name="P1" draw:layer="layout" svg:width="1.27cm" svg:height="1.27cm" svg:x="11.412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7cm" svg:y="13.98cm">
          <draw:text-box>
            <text:p><text:span text:style-name="T1">S</text:span></text:p>
          </draw:text-box>
        </draw:frame>
        <draw:custom-shape draw:style-name="gr1" draw:text-style-name="P1" draw:layer="layout" svg:width="1.27cm" svg:height="1.27cm" svg:x="15.183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5.224cm" svg:y="10.297cm">
          <draw:text-box>
            <text:p><text:span text:style-name="T1">M</text:span></text:p>
          </draw:text-box>
        </draw:frame>
        <draw:custom-shape draw:style-name="gr6" draw:text-style-name="P1" draw:layer="layout" svg:width="1.27cm" svg:height="1.27cm" svg:x="15.224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5.265cm" svg:y="12.081cm">
          <draw:text-box>
            <text:p><text:span text:style-name="T1">M</text:span></text:p>
          </draw:text-box>
        </draw:frame>
        <draw:custom-shape draw:style-name="gr11" draw:text-style-name="P1" draw:layer="layout" svg:width="1.27cm" svg:height="1.27cm" svg:x="15.22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9cm" svg:height="1.195cm" svg:x="15.265cm" svg:y="13.732cm">
          <draw:text-box>
            <text:p><text:span text:style-name="T1">M</text:span></text:p>
          </draw:text-box>
        </draw:frame>
        <draw:custom-shape draw:style-name="gr12" draw:text-style-name="P1" draw:layer="layout" svg:width="2.032cm" svg:height="1.397cm" svg:x="10.144cm" svg:y="17.12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0.4cm" svg:y="17.586cm" svg:viewBox="0 0 1524 610" draw:points="1524,0 305,0 0,610">
          <text:p/>
        </draw:polyline>
        <draw:custom-shape draw:style-name="gr14" draw:text-style-name="P1" draw:layer="layout" svg:width="2.032cm" svg:height="1.397cm" svg:x="7.223cm" svg:y="17.12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518cm" svg:height="1.195cm" svg:x="7.468cm" svg:y="17.224cm">
          <draw:text-box>
            <text:p><text:span text:style-name="T1">2</text:span><text:span text:style-name="T2">nd</text:span></text:p>
          </draw:text-box>
        </draw:frame>
        <draw:custom-shape draw:style-name="gr16" draw:text-style-name="P1" draw:layer="layout" svg:width="2.032cm" svg:height="1.397cm" svg:x="7.223cm" svg:y="19.034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383cm" svg:height="1.195cm" svg:x="7.468cm" svg:y="19.129cm">
          <draw:text-box>
            <text:p><text:span text:style-name="T1">4</text:span><text:span text:style-name="T2">th</text:span></text:p>
          </draw:text-box>
        </draw:frame>
        <draw:custom-shape draw:style-name="gr18" draw:text-style-name="P1" draw:layer="layout" svg:width="2.032cm" svg:height="1.397cm" svg:x="10.144cm" svg:y="19.034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0.4cm" svg:y="19.491cm" svg:viewBox="0 0 1524 610" draw:points="1524,0 305,0 0,610">
          <text:p/>
        </draw:polyline>
        <draw:custom-shape draw:style-name="gr19" draw:text-style-name="P1" draw:layer="layout" svg:width="2.032cm" svg:height="1.397cm" svg:x="10.144cm" svg:y="20.93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0.4cm" svg:y="21.396cm" svg:viewBox="0 0 1524 610" draw:points="1524,0 305,0 0,610">
          <text:p/>
        </draw:polyline>
        <draw:custom-shape draw:style-name="gr12" draw:text-style-name="P1" draw:layer="layout" svg:width="2.032cm" svg:height="1.397cm" svg:x="12.938cm" svg:y="17.12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3.194cm" svg:y="17.586cm" svg:viewBox="0 0 1524 610" draw:points="0,0 1219,0 1524,610">
          <text:p/>
        </draw:polyline>
        <draw:custom-shape draw:style-name="gr18" draw:text-style-name="P1" draw:layer="layout" svg:width="2.032cm" svg:height="1.397cm" svg:x="12.938cm" svg:y="19.034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3.194cm" svg:y="19.491cm" svg:viewBox="0 0 1524 610" draw:points="0,0 1219,0 1524,610">
          <text:p/>
        </draw:polyline>
        <draw:custom-shape draw:style-name="gr19" draw:text-style-name="P1" draw:layer="layout" svg:width="2.032cm" svg:height="1.397cm" svg:x="12.938cm" svg:y="20.93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layout" svg:width="1.523cm" svg:height="0.609cm" svg:x="13.194cm" svg:y="21.396cm" svg:viewBox="0 0 1524 610" draw:points="0,0 1219,0 1524,610">
          <text:p/>
        </draw:polyline>
        <draw:custom-shape draw:style-name="gr20" draw:text-style-name="P1" draw:layer="layout" svg:width="4.064cm" svg:height="1.397cm" svg:x="2.905cm" svg:y="22.6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796cm" svg:height="1.195cm" svg:x="3.059cm" svg:y="22.697cm">
          <draw:text-box>
            <text:p><text:span text:style-name="T1">Analyzer</text:span></text:p>
          </draw:text-box>
        </draw:frame>
        <draw:custom-shape draw:style-name="gr22" draw:text-style-name="P1" draw:layer="layout" svg:width="4.064cm" svg:height="1.397cm" svg:x="2.905cm" svg:y="26.6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796cm" svg:height="1.195cm" svg:x="3.059cm" svg:y="26.697cm">
          <draw:text-box>
            <text:p><text:span text:style-name="T1">Analyzer</text:span></text:p>
          </draw:text-box>
        </draw:frame>
        <draw:custom-shape draw:style-name="gr23" draw:text-style-name="P1" draw:layer="layout" svg:width="4.064cm" svg:height="1.397cm" svg:x="2.905cm" svg:y="24.6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796cm" svg:height="1.195cm" svg:x="3.059cm" svg:y="24.697cm">
          <draw:text-box>
            <text:p><text:span text:style-name="T1">Analyzer</text:span></text:p>
          </draw:text-box>
        </draw:frame>
        <draw:custom-shape draw:style-name="gr24" draw:text-style-name="P1" draw:layer="layout" svg:width="0.635cm" svg:height="0.633cm" svg:x="17.764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635cm" svg:height="0.633cm" svg:x="17.764cm" svg:y="1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635cm" svg:height="0.633cm" svg:x="17.764cm" svg:y="18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3:08:42.671313000</meta:creation-date>
    <dc:date>2015-11-01T19:22:45.438360000</dc:date>
    <meta:editing-duration>PT1H15M50S</meta:editing-duration>
    <meta:editing-cycles>23</meta:editing-cycles>
    <meta:generator>LibreOffice/4.3.0.4$MacOSX_X86_64 LibreOffice_project/62ad5818884a2fc2e5780dd45466868d41009ec0</meta:generator>
    <meta:document-statistic meta:object-count="46"/>
  </office:meta>
</office:document-meta>
</file>